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c9f" officeooo:paragraph-rsid="001dec9f"/>
    </style:style>
    <style:style style:name="P2" style:family="paragraph" style:parent-style-name="Standard">
      <style:text-properties officeooo:rsid="001f8492" officeooo:paragraph-rsid="001f8492"/>
    </style:style>
    <style:style style:name="P3" style:family="paragraph" style:parent-style-name="Standard">
      <style:text-properties style:text-underline-style="solid" style:text-underline-width="auto" style:text-underline-color="font-color" officeooo:rsid="001f8492" officeooo:paragraph-rsid="001f8492"/>
    </style:style>
    <style:style style:name="T1" style:family="text">
      <style:text-properties officeooo:rsid="001f8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IGN THINKING</text:p>
      <text:p text:style-name="P1"/>
      <text:p text:style-name="P1">Three types of audience <text:span text:style-name="T1">considered in this book</text:span></text:p>
      <text:p text:style-name="P1"/>
      <text:p text:style-name="P1"/>
      <text:p text:style-name="P1">1. <text:s text:c="2"/>innovation manager</text:p>
      <text:p text:style-name="P1">2. lily a design thinking instructor</text:p>
      <text:p text:style-name="P1">3. marc <text:s/>entrepreneur</text:p>
      <text:p text:style-name="P1"/>
      <text:p text:style-name="P1"/>
      <text:p text:style-name="P1">page 27</text:p>
      <text:p text:style-name="P1">create a persona</text:p>
      <text:p text:style-name="P1">user profile canvaas</text:p>
      <text:p text:style-name="P1"/>
      <text:p text:style-name="P2">“remember never be desperate in your life” </text:p>
      <text:p text:style-name="P1"/>
      <text:p text:style-name="P1">page </text:p>
      <text:p text:style-name="P1"/>
      <text:p text:style-name="P2">5 steps of design thinking</text:p>
      <text:p text:style-name="P2">empathize</text:p>
      <text:p text:style-name="P2">define</text:p>
      <text:p text:style-name="P2">ideate</text:p>
      <text:p text:style-name="P2">prototype</text:p>
      <text:p text:style-name="P2">test</text:p>
      <text:p text:style-name="P2"/>
      <text:p text:style-name="P2">aeiou ??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9:26:44.733726554</meta:creation-date>
    <dc:date>2020-01-19T19:45:46.906877175</dc:date>
    <meta:editing-duration>PT8M5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50" meta:character-count="301" meta:non-whitespace-character-count="263"/>
  </office:meta>
</office:document-meta>
</file>